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width="0.1cm" svg:stroke-color="#9999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fo:min-height="1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2.9cm" svg:height="0.9cm" svg:x="2.8cm" svg:y="2.85cm">
          <text:p text:style-name="P1"><text:span text:style-name="T1">magic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cm" svg:height="0.9cm" svg:x="6.2cm" svg:y="2.85cm">
          <text:p text:style-name="P1"><text:span text:style-name="T1">“</text:span><text:span text:style-name="T1">segements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cm" svg:height="0.9cm" svg:x="11.1cm" svg:y="2.85cm">
          <text:p text:style-name="P1"><text:span text:style-name="T1">version: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4.4cm" svg:height="0.9cm" svg:x="16cm" svg:y="2.85cm">
          <text:p text:style-name="P1"><text:span text:style-name="T1">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2cm" svg:height="0.9cm" svg:x="2.7cm" svg:y="4.9cm">
          <text:p text:style-name="P1"><text:span text:style-name="T1">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0.9cm" svg:x="6.4cm" svg:y="4.9cm">
          <text:p text:style-name="P1"><text:span text:style-name="T1">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1cm" svg:height="0.9cm" svg:x="10.2cm" svg:y="4.9cm">
          <text:p text:style-name="P1"><text:span text:style-name="T1">numseg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0.9cm" svg:x="2.793cm" svg:y="7.112cm">
          <text:p text:style-name="P1"><text:span text:style-name="T1">seg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0.9cm" svg:x="6.8cm" svg:y="7.112cm">
          <text:p text:style-name="P1"><text:span text:style-name="T1">seg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0.9cm" svg:x="10.5cm" svg:y="7.112cm">
          <text:p text:style-name="P1"><text:span text:style-name="T1">SegCod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0.9cm" svg:x="14cm" svg:y="7.112cm">
          <text:p text:style-name="P1"><text:span text:style-name="T1">Del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0.9cm" svg:x="17.569cm" svg:y="7.112cm">
          <text:p text:style-name="P1"><text:span text:style-name="T1">del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2.7cm" svg:y="8.8cm">
          <text:p text:style-name="P1"><text:span text:style-name="T1">fieldInfos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0.9cm" svg:x="7.5cm" svg:y="8.8cm">
          <text:p text:style-name="P1"><text:span text:style-name="T1">dv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11.2cm" svg:y="8.8cm">
          <text:p text:style-name="P1"><text:span text:style-name="T1">fieldInfos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15.9cm" svg:y="8.8cm">
          <text:p text:style-name="P1"><text:span text:style-name="T1">numDVFiel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2.7cm" svg:y="10.6cm">
          <text:p text:style-name="P1"><text:span text:style-name="T1">dvUpdate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20.4cm" svg:height="5.6cm" svg:x="2.2cm" svg:y="6.8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draw:line-skew="0.573cm 0.174cm -0.774cm" svg:x1="20.4cm" svg:y1="3.3cm" svg:x2="2.7cm" svg:y2="5.35cm" draw:start-shape="id1" draw:start-glue-point="1" draw:end-shape="id2" draw:end-glue-point="3" svg:d="M20400 3300c1612 0 1075 1200-8950 1200s-10662 850-8750 850" svg:viewBox="0 0 19251 2051">
          <text:p/>
        </draw:connector>
        <draw:connector draw:style-name="gr3" draw:text-style-name="P1" draw:layer="layout" draw:type="curve" draw:line-skew="0.173cm 1.901cm -0.512cm" svg:x1="14.3cm" svg:y1="5.35cm" svg:x2="2.2cm" svg:y2="9.6cm" draw:start-shape="id3" draw:start-glue-point="1" draw:end-shape="id4" draw:end-glue-point="3" svg:d="M14300 5350c1012 0 676 950-6243 950-6918 0-7450 3300-5857 3300" svg:viewBox="0 0 13271 4251">
          <text:p/>
        </draw:connector>
        <draw:custom-shape draw:style-name="gr1" draw:text-style-name="P2" xml:id="id5" draw:id="id5" draw:layer="layout" svg:width="4.2cm" svg:height="0.9cm" svg:x="2.4cm" svg:y="13.6cm">
          <text:p text:style-name="P1"><text:span text:style-name="T1">user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7.4cm" svg:y="13.6cm">
          <text:p text:style-name="P1"><text:span text:style-name="T1">checks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draw:line-skew="-3.287cm -0.025cm" svg:x1="22.6cm" svg:y1="9.6cm" svg:x2="2.4cm" svg:y2="14.05cm" draw:start-shape="id4" draw:start-glue-point="1" draw:end-shape="id5" draw:end-glue-point="3" svg:d="M22600 9600c-4105 0-2737 3400-11719 3400s-9232 1050-8481 1050" svg:viewBox="0 0 20470 4451">
          <text:p/>
        </draw:connector>
        <draw:custom-shape draw:style-name="gr4" draw:text-style-name="P1" draw:layer="layout" svg:width="1cm" svg:height="6.1cm" svg:x="23.1cm" svg:y="6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3" draw:layer="layout" svg:width="2.4cm" svg:height="2.673cm" svg:x="24.2cm" svg:y="8.627cm">
          <draw:text-box>
            <text:p><text:span text:style-name="T1">总共有</text:span><text:span text:style-name="T1">numsegments</text:span><text:span text:style-name="T1">个</text:span></text:p>
          </draw:text-box>
        </draw:frame>
      </draw:page>
      <draw:page draw:name="page2" draw:style-name="dp1" draw:master-page-name="默认">
        <draw:custom-shape draw:style-name="gr1" draw:text-style-name="P2" draw:layer="layout" svg:width="4.2cm" svg:height="0.9cm" svg:x="2.9cm" svg:y="2.5cm">
          <text:p text:style-name="P1"><text:span text:style-name="T1">magic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cm" svg:height="0.9cm" svg:x="7.7cm" svg:y="2.5cm">
          <text:p text:style-name="P1"><text:span text:style-name="T1">codec:Luece50segment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15.8cm" svg:y="2.5cm">
          <text:p text:style-name="P1"><text:span text:style-name="T1">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2cm" svg:height="0.9cm" svg:x="20.4cm" svg:y="2.5cm">
          <text:p text:style-name="P1"><text:span text:style-name="T1">seg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2cm" svg:height="0.9cm" svg:x="2.9cm" svg:y="4.2cm">
          <text:p text:style-name="P1"><text:span text:style-name="T1">head suff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7.6cm" svg:y="4.2cm">
          <text:p text:style-name="P1"><text:span text:style-name="T1">Version:5.2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12.1cm" svg:y="4.2cm">
          <text:p text:style-name="P1"><text:span text:style-name="T1">do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7.5cm" svg:height="0.9cm" svg:x="16.7cm" svg:y="4.2cm">
          <text:p text:style-name="P1"><text:span text:style-name="T1">compoundFl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4.2cm" svg:height="0.9cm" svg:x="2.8cm" svg:y="5.8cm">
          <text:p text:style-name="P1"><text:span text:style-name="T1">diagonosi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7.5cm" svg:y="5.8cm">
          <text:p text:style-name="P1"><text:span text:style-name="T1">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12.3cm" svg:y="5.9cm">
          <text:p text:style-name="P1"><text:span text:style-name="T1">attribu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draw:line-skew="0.273cm -1.802cm -0.574cm" svg:x1="24.6cm" svg:y1="2.95cm" svg:x2="2.9cm" svg:y2="4.65cm" draw:start-shape="id6" draw:start-glue-point="1" draw:end-shape="id7" draw:end-glue-point="3" svg:d="M24600 2950c1162 0 775 850-11000 850s-12312 850-10700 850" svg:viewBox="0 0 22802 1701">
          <text:p/>
        </draw:connector>
        <draw:connector draw:style-name="gr3" draw:text-style-name="P1" draw:layer="layout" draw:type="curve" draw:line-skew="0.373cm -1.702cm" svg:x1="24.2cm" svg:y1="4.65cm" svg:x2="2.8cm" svg:y2="6.25cm" draw:start-shape="id8" draw:start-glue-point="1" draw:end-shape="id9" draw:end-glue-point="3" svg:d="M24200 4650c1312 0 875 850-10513 850s-11638 750-10887 750" svg:viewBox="0 0 22167 1601">
          <text:p/>
        </draw:connector>
      </draw:page>
      <draw:page draw:name="page3" draw:style-name="dp1" draw:master-page-name="默认">
        <draw:custom-shape draw:style-name="gr1" draw:text-style-name="P2" draw:layer="layout" svg:width="4.2cm" svg:height="0.9cm" svg:x="2.901cm" svg:y="2.501cm">
          <text:p text:style-name="P1"><text:span text:style-name="T1">magic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5cm" svg:height="0.9cm" svg:x="8.1cm" svg:y="2.5cm">
          <text:p text:style-name="P1"><text:span text:style-name="T1">Lucene50FieldInf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14.1cm" svg:y="2.5cm">
          <text:p text:style-name="P1"><text:span text:style-name="T1">verson=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2cm" svg:height="0.9cm" svg:x="19.1cm" svg:y="2.5cm">
          <text:p text:style-name="P1"><text:span text:style-name="T1">Id[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3.1cm" svg:height="0.9cm" svg:x="2.9cm" svg:y="4.9cm">
          <text:p text:style-name="P1"><text:span text:style-name="T1">suff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3.1cm" svg:height="0.9cm" svg:x="6.6cm" svg:y="4.907cm">
          <text:p text:style-name="P1"><text:span text:style-name="T1">field s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3" draw:id="id13" draw:layer="layout" svg:width="20.4cm" svg:height="5.6cm" svg:x="3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0.9cm" svg:x="3.3cm" svg:y="7.4cm">
          <text:p text:style-name="P1"><text:span text:style-name="T1">field 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0.9cm" svg:x="6.8cm" svg:y="7.4cm">
          <text:p text:style-name="P1"><text:span text:style-name="T1">field numb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8cm" svg:height="0.9cm" svg:x="11.3cm" svg:y="7.4cm">
          <text:p text:style-name="P1"><text:span text:style-name="T1">flag(term, norm, stor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cm" svg:height="0.9cm" svg:x="3.2cm" svg:y="9.1cm">
          <text:p text:style-name="P1"><text:span text:style-name="T1">IndexO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cm" svg:height="0.9cm" svg:x="8.2cm" svg:y="9.1cm">
          <text:p text:style-name="P1"><text:span text:style-name="T1">DocValues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1cm" svg:height="0.9cm" svg:x="13.3cm" svg:y="9.1cm">
          <text:p text:style-name="P1"><text:span text:style-name="T1">dev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1cm" svg:height="0.9cm" svg:x="3.4cm" svg:y="10.8cm">
          <text:p text:style-name="P1"><text:span text:style-name="T1">attribu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3.3cm" svg:y1="2.95cm" svg:x2="2.9cm" svg:y2="5.35cm" draw:start-shape="id10" draw:start-glue-point="1" draw:end-shape="id11" draw:end-glue-point="3" svg:d="M23300 2950c753 0 503 1201-10199 1201-10701 0-10952 1199-10201 1199" svg:viewBox="0 0 20912 2401">
          <text:p/>
        </draw:connector>
        <draw:connector draw:style-name="gr3" draw:text-style-name="P1" draw:layer="layout" draw:type="curve" svg:x1="9.7cm" svg:y1="5.357cm" svg:x2="3cm" svg:y2="9.9cm" draw:start-shape="id12" draw:start-glue-point="1" draw:end-shape="id13" draw:end-glue-point="3" svg:d="M9700 5357c753 0 502 1073-3374 1073s-4151 3470-3326 3470" svg:viewBox="0 0 7419 45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0T14:52:32.959726126</meta:creation-date>
    <meta:generator>LibreOffice/4.2.8.2$Linux_X86_64 LibreOffice_project/420m0$Build-2</meta:generator>
    <dc:date>2015-09-23T23:18:54.761967125</dc:date>
    <meta:editing-duration>PT40M19S</meta:editing-duration>
    <meta:editing-cycles>24</meta:editing-cycles>
    <meta:document-statistic meta:object-count="54"/>
  </office:meta>
</office:document-meta>
</file>